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officeooo:paragraph-rsid="001f257d"/>
    </style:style>
    <style:style style:name="P3" style:family="paragraph" style:parent-style-name="Standard">
      <style:paragraph-properties fo:text-align="start" style:justify-single-word="false"/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D4</text:p>
      <text:p text:style-name="P2">Représentation des entiers relatifs et des réels</text:p>
      <text:p text:style-name="P1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2T14:20:33.214999025</meta:creation-date>
    <dc:date>2022-12-12T14:21:55.015213873</dc:date>
    <meta:editing-duration>PT1M23S</meta:editing-duration>
    <meta:editing-cycles>1</meta:editing-cycles>
    <meta:document-statistic meta:table-count="0" meta:image-count="0" meta:object-count="0" meta:page-count="1" meta:paragraph-count="2" meta:word-count="8" meta:character-count="51" meta:non-whitespace-character-count="45"/>
    <meta:generator>LibreOffice/7.3.7.2$Linux_X86_64 LibreOffice_project/30$Build-2</meta:generator>
  </office:meta>
</office:document-meta>
</file>